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7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6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4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4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he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table:number-columns-repeated="8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2"/>
          <table:table-cell table:style-name="ce14"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 table:number-columns-repeated="2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/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4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3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/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3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3"/>
          <table:table-cell table:style-name="ce12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table:number-columns-repeated="3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nrsv</text:p>
          </table:table-cell>
          <table:table-cell table:number-columns-repeated="29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table:style-name="ce16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-covid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style-name="ce14" table:number-columns-repeated="8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table:number-columns-repeated="28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table:number-columns-repeated="4"/>
          <table:table-cell office:value-type="string" calcext:value-type="string">
            <text:p>he/homily/brief</text:p>
          </table:table-cell>
          <table:table-cell/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/>
          <table:table-cell office:value-type="string" calcext:value-type="string">
            <text:p>stt/2021/communion</text:p>
          </table:table-cell>
          <table:table-cell table:number-columns-repeated="4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4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4T09:29:09.349429622</dc:date>
    <meta:generator>LibreOffice/6.4.7.2$Linux_X86_64 LibreOffice_project/40$Build-2</meta:generator>
    <meta:editing-duration>P4DT2H22M15S</meta:editing-duration>
    <meta:editing-cycles>216</meta:editing-cycles>
    <meta:document-statistic meta:table-count="4" meta:cell-count="9880" meta:object-count="0"/>
    <meta:user-defined meta:name="AppVersion">16.0300</meta:user-defined>
  </office:meta>
</office:document-meta>
</file>